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Data</text:p>
          </table:table-cell>
          <table:table-cell office:value-type="string">
            <text:p>Descrizione</text:p>
          </table:table-cell>
          <table:table-cell office:value-type="string">
            <text:p>Ammontare</text:p>
          </table:table-cell>
        </table:table-row>
        <table:table-row>
          <table:table-cell office:value-type="string">
            <text:p>05/01/2023</text:p>
          </table:table-cell>
          <table:table-cell office:value-type="string">
            <text:p>ciao1</text:p>
          </table:table-cell>
          <table:table-cell office:value-type="float" office:value="67.0">
            <text:p>67</text:p>
          </table:table-cell>
        </table:table-row>
        <table:table-row>
          <table:table-cell office:value-type="string">
            <text:p>05/01/2023</text:p>
          </table:table-cell>
          <table:table-cell office:value-type="string">
            <text:p>ciao2</text:p>
          </table:table-cell>
          <table:table-cell office:value-type="float" office:value="78.0">
            <text:p>78</text:p>
          </table:table-cell>
        </table:table-row>
        <table:table-row>
          <table:table-cell office:value-type="string">
            <text:p>05/01/2023</text:p>
          </table:table-cell>
          <table:table-cell office:value-type="string">
            <text:p>ciao3</text:p>
          </table:table-cell>
          <table:table-cell office:value-type="float" office:value="213.0">
            <text:p>213</text:p>
          </table:table-cell>
        </table:table-row>
        <table:table-row>
          <table:table-cell office:value-type="string">
            <text:p>26/12/2022</text:p>
          </table:table-cell>
          <table:table-cell office:value-type="string">
            <text:p>ciao4</text:p>
          </table:table-cell>
          <table:table-cell office:value-type="float" office:value="-254.0">
            <text:p>-254</text:p>
          </table:table-cell>
        </table:table-row>
        <table:table-row>
          <table:table-cell office:value-type="string">
            <text:p>18/11/2022</text:p>
          </table:table-cell>
          <table:table-cell office:value-type="string">
            <text:p>ciaobello</text:p>
          </table:table-cell>
          <table:table-cell office:value-type="float" office:value="-890.0">
            <text:p>-890</text:p>
          </table:table-cell>
        </table:table-row>
        <table:table-row>
          <table:table-cell office:value-type="string">
            <text:p>04/07/2022</text:p>
          </table:table-cell>
          <table:table-cell office:value-type="string">
            <text:p>ciaociao</text:p>
          </table:table-cell>
          <table:table-cell office:value-type="float" office:value="1232.0">
            <text:p>1,2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